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1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0.111cm" fo:min-width="14.738cm"/>
    </style:style>
    <style:style style:name="gr3" style:family="graphic" style:parent-style-name="standard">
      <style:graphic-properties draw:stroke="none" svg:stroke-color="#000000" draw:fill="none" draw:fill-color="#ffffff" fo:min-height="0.617cm"/>
    </style:style>
    <style:style style:name="gr4" style:family="graphic" style:parent-style-name="standard">
      <style:graphic-properties draw:stroke="none" svg:stroke-color="#000000" draw:fill="none" draw:fill-color="#ffffff" fo:min-height="0.661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0cm" fo:min-width="0.4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style:text-properties fo:font-size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111111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2cm" svg:height="0.48cm" svg:x="1.672cm" svg:y="10.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5.358cm" svg:height="0.48cm" svg:x="11.396cm" svg:y="10.9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2" draw:layer="layout" svg:width="0.64cm" svg:height="0.867cm" svg:x="1.092cm" svg:y="10.85cm">
          <draw:text-box>
            <text:p><text:span text:style-name="T1">5</text:span></text:p>
          </draw:text-box>
        </draw:frame>
        <draw:frame draw:style-name="gr4" draw:text-style-name="P2" draw:layer="layout" svg:width="0.96cm" svg:height="0.911cm" svg:x="1.254cm" svg:y="10.53cm">
          <draw:text-box>
            <text:p><text:span text:style-name="T1">5</text:span></text:p>
          </draw:text-box>
        </draw:frame>
        <draw:frame draw:style-name="gr5" draw:text-style-name="P2" draw:layer="layout" svg:width="2.003cm" svg:height="2.384cm" svg:x="5.22cm" svg:y="10.336cm">
          <draw:text-box>
            <text:p><text:span text:style-name="T1">256</text:span></text:p>
          </draw:text-box>
        </draw:frame>
        <draw:frame draw:style-name="gr6" draw:text-style-name="P2" draw:layer="layout" svg:width="0.16cm" svg:height="0.962cm" svg:x="11.261cm" svg:y="10.463cm">
          <draw:text-box>
            <text:p text:style-name="P3">5</text:p>
          </draw:text-box>
        </draw:frame>
        <draw:frame draw:style-name="gr6" draw:text-style-name="P5" draw:layer="layout" svg:width="0.96cm" svg:height="0.962cm" svg:x="10.902cm" svg:y="10.917cm">
          <draw:text-box>
            <text:p text:style-name="P4"><text:span text:style-name="T2">5</text:span></text:p>
          </draw:text-box>
        </draw:frame>
        <draw:frame draw:style-name="gr6" draw:text-style-name="P5" draw:layer="layout" svg:width="3.041cm" svg:height="0.962cm" svg:x="18.387cm" svg:y="10.371cm">
          <draw:text-box>
            <text:p text:style-name="P4"><text:span text:style-name="T2">512</text:span></text:p>
          </draw:text-box>
        </draw:frame>
        <draw:custom-shape draw:style-name="gr7" draw:text-style-name="P6" draw:layer="layout" svg:width="1.12cm" svg:height="0.159cm" svg:x="9.992cm" svg:y="11.1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1:44:11.689336973</meta:creation-date>
    <meta:editing-duration>PT1M4S</meta:editing-duration>
    <meta:editing-cycles>2</meta:editing-cycles>
    <meta:generator>LibreOffice/5.1.6.2$Linux_X86_64 LibreOffice_project/10m0$Build-2</meta:generator>
    <dc:date>2017-11-13T21:45:14.723391786</dc:date>
    <meta:document-statistic meta:object-count="9"/>
  </office:meta>
</office:document-meta>
</file>